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officeooo:rsid="0002e6f4" officeooo:paragraph-rsid="0002e6f4"/>
    </style:style>
    <style:style style:name="P2" style:family="paragraph" style:parent-style-name="Standard" style:master-page-name="Standard">
      <style:paragraph-properties style:page-number="1"/>
      <style:text-properties officeooo:rsid="0002e6f4" officeooo:paragraph-rsid="0002e6f4"/>
    </style:style>
    <style:style style:name="P3" style:family="paragraph" style:parent-style-name="Standard">
      <style:paragraph-properties fo:text-align="end" style:justify-single-word="false"/>
      <style:text-properties officeooo:rsid="0002e6f4" officeooo:paragraph-rsid="0002e6f4"/>
    </style:style>
    <style:style style:name="P4" style:family="paragraph" style:parent-style-name="Standard">
      <style:text-properties officeooo:paragraph-rsid="0002e6f4"/>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color="#5983b0" loext:opacity="100%" fo:font-size="28pt" officeooo:rsid="0002e6f4" officeooo:paragraph-rsid="0002e6f4" style:font-size-asian="28pt" style:font-size-complex="28pt"/>
    </style:style>
    <style:style style:name="P7" style:family="paragraph" style:parent-style-name="Standard">
      <style:paragraph-properties fo:text-align="end" style:justify-single-word="false"/>
      <style:text-properties style:text-underline-style="solid" style:text-underline-width="auto" style:text-underline-color="font-color" officeooo:rsid="0002e6f4" officeooo:paragraph-rsid="0002e6f4"/>
    </style:style>
    <style:style style:name="T1" style:family="text">
      <style:text-properties fo:font-size="13pt" style:font-size-asian="13pt" style:font-size-complex="13pt"/>
    </style:style>
    <style:style style:name="T2" style:family="text">
      <style:text-properties fo:font-size="13pt" officeooo:rsid="0002e6f4" style:font-size-asian="13pt" style:font-size-complex="13pt"/>
    </style:style>
    <style:style style:name="T3" style:family="text">
      <style:text-properties fo:font-size="13pt" fo:font-weight="bold" style:font-size-asian="13pt" style:font-weight-asian="bold" style:font-size-complex="13pt" style:font-weight-complex="bold"/>
    </style:style>
    <style:style style:name="T4"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5" style:family="text">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T6" style:family="text">
      <style:text-properties fo:font-size="13pt" style:text-underline-style="none" fo:font-weight="normal" style:font-size-asian="13pt" style:font-weight-asian="normal" style:font-size-complex="13pt" style:font-weight-complex="normal"/>
    </style:style>
    <style:style style:name="T7" style:family="text">
      <style:text-properties fo:font-size="13pt" style:text-underline-style="none" fo:font-weight="bold" style:font-size-asian="13pt" style:font-weight-asian="bold" style:font-size-complex="13pt" style:font-weight-complex="bold"/>
    </style:style>
    <style:style style:name="T8" style:family="text">
      <style:text-properties fo:font-weight="bold" style:font-weight-asian="bold" style:font-weight-complex="bold"/>
    </style:style>
    <style:style style:name="T9" style:family="text">
      <style:text-properties fo:color="#5983b0" loext:opacity="100%" fo:font-size="15pt" fo:font-weight="bold" style:font-size-asian="15pt" style:font-weight-asian="bold" style:font-size-complex="15pt" style:font-weight-complex="bold"/>
    </style:style>
    <style:style style:name="T10" style:family="text">
      <style:text-properties fo:color="#5983b0" loext:opacity="100%" fo:font-size="15pt" style:text-underline-style="solid" style:text-underline-width="auto" style:text-underline-color="font-color" fo:font-weight="bold" style:font-size-asian="15pt" style:font-weight-asian="bold" style:font-size-complex="1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text:p>
      <text:p text:style-name="P6"><text:span text:style-name="T8">GROEVIUS WILSON</text:span></text:p>
      <text:p text:style-name="P3"><text:span text:style-name="T10"/></text:p>
      <text:p text:style-name="P3"><text:span text:style-name="T7"><text:tab/><text:tab/><text:tab/><text:tab/><text:tab/><text:tab/><text:tab/> <text:s text:c="3"/></text:span><text:span text:style-name="T4">Adresse:</text:span><text:span text:style-name="T7"> </text:span></text:p>
      <text:p text:style-name="P3"><text:span text:style-name="T7"><text:tab/><text:tab/><text:tab/><text:tab/><text:tab/><text:tab/><text:tab/><text:tab/><text:tab/> <text:s/></text:span><text:span text:style-name="T6">4 rue Daniel Balavoine<text:tab/></text:span><text:span text:style-name="T1"><text:tab/><text:tab/><text:tab/><text:tab/><text:tab/><text:tab/><text:tab/> <text:s text:c="12"/>Fontenay-Tresigny</text:span></text:p>
      <text:p text:style-name="P3"><text:span text:style-name="T1">77610</text:span></text:p>
      <text:p text:style-name="P3"><text:span text:style-name="T4">Téléphone:</text:span></text:p>
      <text:p text:style-name="P3"><text:span text:style-name="T1">06 38 25 52 78</text:span></text:p>
      <text:p text:style-name="P7"><text:span text:style-name="T3">Mail:</text:span></text:p>
      <text:p text:style-name="P3"><text:a xlink:type="simple" xlink:href="mailto:wgroevius77@gmail.com" text:style-name="Internet_20_link" text:visited-style-name="Visited_20_Internet_20_Link"><text:span text:style-name="T1">wgroevius77@gmail.com</text:span></text:a></text:p>
      <text:p text:style-name="P1"><text:span text:style-name="T1"/></text:p>
      <text:p text:style-name="P1"><text:span text:style-name="T1"/></text:p>
      <text:p text:style-name="P1"><text:span text:style-name="T1"/></text:p>
      <text:p text:style-name="Standard"><text:span text:style-name="T1"/></text:p>
      <text:p text:style-name="P5"><text:span text:style-name="T8">Objet </text:span>: <text:s text:c="2"/>Alternance</text:p>
      <text:p text:style-name="Standard"><text:span text:style-name="T1"/></text:p>
      <text:p text:style-name="Standard"><text:span text:style-name="T1">Actuellement en </text:span><text:span text:style-name="T2">première année de But Informatique à l’Université Gustave Eiffel de Champs Sur Marnes</text:span><text:span text:style-name="T1">, Je souhaite avec beaucoup d'intérêt intégrer votre </text:span><text:span text:style-name="T2">entreprise</text:span><text:span text:style-name="T1"> qui me paraît correspondre au mieux à mes attentes, pour suivre un</text:span><text:span text:style-name="T2">e alternance en </text:span><text:span text:style-name="T1">informatique.</text:span></text:p>
      <text:p text:style-name="Standard"><text:span text:style-name="T1">L'informatique est le domaine que j'affectionne particulièrement <text:s/>et surtout dans lequel je me projette.<text:line-break/>Personnellement, j'ai développé mes capacités de compréhension autour de mon expérience scolaire mais également en ayant pratiqué un stage d'une semaine d'immersion soutenu par des codeurs professionnels sur le thème du codage informatique. Cela m'a permis d'acquérir le langage HTML <text:s/></text:span><text:span text:style-name="T2">CSS et </text:span><text:span text:style-name="T1">principalement.</text:span></text:p>
      <text:p text:style-name="P1"><text:span text:style-name="T1">Ainsi grâce à cette année particulièrement, j’ai pu me développer beaucoup plus notamment dans le langage HTML précédemment évoqué ainsi que CSS et Javascript.</text:span></text:p>
      <text:p text:style-name="P4"><text:span text:style-name="T1"><text:line-break/>Votre </text:span><text:span text:style-name="T2">entreprise</text:span><text:span text:style-name="T1"> </text:span><text:span text:style-name="T2">serai une occasion </text:span><text:span text:style-name="T1"><text:s/>pour moi de découvrir l</text:span><text:span text:style-name="T2">e monde du travail</text:span><text:span text:style-name="T1"> </text:span><text:span text:style-name="T2">afin </text:span><text:soft-page-break/><text:span text:style-name="T2">de me projeter dans des conditions réelles, de développer mes compétences de base professionnels et humaine au sein de l’entreprise puis d’emmagasiner une expérience précieuse.</text:span><text:line-break/><text:line-break/><text:span text:style-name="T1">En espérant vivement que ma candidature ai retenu toute votre attention.</text:span></text:p>
      <text:p text:style-name="Standard"><text:span text:style-name="T1">Bien Cordialement.</text:span></text:p>
      <text:p text:style-name="Standard"><text:span text:style-name="T1">Wilson GROEVIU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1pt" style:language-asian="fr" style:country-asian="FR"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fr" fo:country="FR" style:letter-kerning="false" style:font-name-asian="Calibri1" style:font-size-asian="11pt" style:language-asian="fr" style:country-asian="FR"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meta:editing-cycles>
    <meta:creation-date>2022-03-05T11:46:00</meta:creation-date>
    <dc:date>2022-12-27T12:24:54.002000000</dc:date>
    <meta:editing-duration>PT2H39M10S</meta:editing-duration>
    <meta:generator>LibreOffice/7.4.2.3$Windows_X86_64 LibreOffice_project/382eef1f22670f7f4118c8c2dd222ec7ad009daf</meta:generator>
    <meta:document-statistic meta:table-count="0" meta:image-count="0" meta:object-count="0" meta:page-count="2" meta:paragraph-count="15" meta:word-count="193" meta:character-count="1380" meta:non-whitespace-character-count="1152"/>
    <meta:user-defined meta:name="AppVersion">16.0000</meta:user-defined>
    <meta:template xlink:type="simple" xlink:actuate="onRequest" xlink:title="Normal" xlink:href=""/>
  </office:meta>
</office:document-meta>
</file>